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9" style:family="graphic" style:parent-style-name="standard">
      <style:graphic-properties draw:stroke="none" svg:stroke-color="#000000" draw:fill="none" draw:fill-color="#ffffff" fo:min-height="0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4" style:family="text">
      <style:text-properties fo:font-size="4.90000009536743pt" fo:font-weight="bold" style:font-size-asian="4.90000009536743pt" style:font-weight-asian="bold" style:font-size-complex="4.90000009536743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draw:layer="layout" svg:width="2.475cm" svg:height="0.9cm" svg:x="11.47cm" svg:y="8.80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491cm" svg:height="0.851cm" svg:x="9.173cm" svg:y="7.096cm">
          <text:p text:style-name="P1"><text:span text:style-name="T1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2.499cm" svg:height="0.851cm" svg:x="5.642cm" svg:y="7.096cm">
          <text:p text:style-name="P1"><text:span text:style-name="T1">Bring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2" xml:id="id7" draw:id="id7" draw:layer="layout" svg:width="1.27cm" svg:height="0.559cm" svg:x="6.239cm" svg:y="8.874cm">
          <text:p text:style-name="P1"><text:span text:style-name="T1">x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74cm" svg:y2="8.874cm" draw:start-shape="id6" draw:start-glue-point="2" draw:end-shape="id7" draw:end-glue-point="0" svg:d="M6891 7947l-17 927" svg:viewBox="0 0 18 928">
          <text:p/>
        </draw:connector>
        <draw:custom-shape draw:style-name="gr6" draw:text-style-name="P2" xml:id="id8" draw:id="id8" draw:layer="layout" svg:width="1.27cm" svg:height="0.559cm" svg:x="4.539cm" svg:y="8.874cm">
          <text:p text:style-name="P1"><text:span text:style-name="T1">x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74cm" svg:y2="8.874cm" draw:start-shape="id6" draw:start-glue-point="2" draw:end-shape="id8" draw:end-glue-point="0" svg:d="M6891 7947l-1717 927" svg:viewBox="0 0 1718 928">
          <text:p/>
        </draw:connector>
        <draw:custom-shape draw:style-name="gr6" draw:text-style-name="P2" xml:id="id9" draw:id="id9" draw:layer="layout" svg:width="1.27cm" svg:height="0.559cm" svg:x="7.94cm" svg:y="8.874cm">
          <text:p text:style-name="P1"><text:span text:style-name="T1">x</text:span><text:span text:style-name="T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75cm" svg:y2="8.874cm" draw:start-shape="id6" draw:start-glue-point="2" draw:end-shape="id9" draw:end-glue-point="0" svg:d="M6891 7947l1684 927" svg:viewBox="0 0 1685 928">
          <text:p/>
        </draw:connector>
        <draw:custom-shape draw:style-name="gr4" draw:text-style-name="P2" xml:id="id10" draw:id="id10" draw:layer="layout" svg:width="1.27cm" svg:height="0.559cm" svg:x="9.768cm" svg:y="8.867cm">
          <text:p text:style-name="P1"><text:span text:style-name="T1">y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18cm" svg:y1="7.947cm" svg:x2="10.403cm" svg:y2="8.867cm" draw:start-shape="id5" draw:start-glue-point="2" draw:end-shape="id10" draw:end-glue-point="0" svg:d="M10418 7947l-15 920" svg:viewBox="0 0 16 921">
          <text:p/>
        </draw:connector>
        <draw:custom-shape draw:style-name="gr6" draw:text-style-name="P3" xml:id="id1" draw:id="id1" draw:layer="layout" svg:width="2.334cm" svg:height="0.762cm" svg:x="11.541cm" svg:y="8.874cm">
          <text:p text:style-name="P1"><text:span text:style-name="T5">Prepare </text:span></text:p>
          <text:p text:style-name="P1"><text:span text:style-name="T5">Measuring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2.182cm" svg:height="0.76cm" svg:x="14.312cm" svg:y="8.876cm">
          <text:p text:style-name="P1"><text:span text:style-name="T5">Measure</text:span></text:p>
          <text:p text:style-name="P1"><text:span text:style-name="T5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connector draw:style-name="gr1" draw:text-style-name="P1" draw:layer="layout" draw:type="line" svg:x1="5.809cm" svg:y1="9.153cm" svg:x2="6.239cm" svg:y2="9.153cm" draw:start-shape="id8" draw:start-glue-point="1" draw:end-shape="id7" svg:d="M5809 9153h430" svg:viewBox="0 0 431 1">
          <text:p/>
        </draw:connector>
        <draw:connector draw:style-name="gr1" draw:text-style-name="P1" draw:layer="layout" draw:type="line" svg:x1="7.509cm" svg:y1="9.153cm" svg:x2="7.94cm" svg:y2="9.153cm" draw:start-shape="id7" draw:end-shape="id9" svg:d="M7509 9153h431" svg:viewBox="0 0 432 1">
          <text:p/>
        </draw:connector>
        <draw:path draw:style-name="gr7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8" draw:text-style-name="P4" draw:layer="layout" svg:width="2.794cm" svg:height="0.67cm" svg:x="13.408cm" svg:y="4.837cm">
          <draw:text-box>
            <text:p><text:span text:style-name="T6">Top Level Goal</text:span></text:p>
          </draw:text-box>
        </draw:frame>
        <draw:path draw:style-name="gr7" draw:text-style-name="P1" draw:layer="layout" svg:width="2.413cm" svg:height="1.291cm" draw:transform="skewX (0.0438077642250576) rotate (-3.09848302106553) translate (8.49238922185433cm 6.81103771911201cm)" svg:viewBox="0 0 2414 1292" svg:d="M2414 0c-785 1307-2414 1292-2414 1292">
          <text:p/>
        </draw:path>
        <draw:frame draw:style-name="gr8" draw:text-style-name="P4" draw:layer="layout" svg:width="2.286cm" svg:height="0.67cm" svg:x="4.829cm" svg:y="5.418cm">
          <draw:text-box>
            <text:p><text:span text:style-name="T6">Contributes</text:span></text:p>
          </draw:text-box>
        </draw:frame>
        <draw:path draw:style-name="gr7" draw:text-style-name="P1" draw:layer="layout" svg:width="2.21cm" svg:height="1.174cm" draw:transform="skewX (-0.0460766922526503) rotate (0.505272818452358) translate (12.7938966944083cm 9.87774607676462cm)" svg:viewBox="0 0 2211 1175" svg:d="M0 0c718 1189 2211 1175 2211 1175">
          <text:p/>
        </draw:path>
        <draw:frame draw:style-name="gr8" draw:text-style-name="P4" draw:layer="layout" svg:width="2.286cm" svg:height="0.67cm" svg:x="12.965cm" svg:y="10.082cm">
          <draw:text-box>
            <text:p><text:span text:style-name="T6">Predecessor</text:span></text:p>
          </draw:text-box>
        </draw:frame>
        <draw:path draw:style-name="gr7" draw:text-style-name="P1" draw:layer="layout" svg:width="1.257cm" svg:height="0.498cm" draw:transform="skewX (-0.373151394076388) rotate (0.704589419030111) translate (6.7148477554984cm 10.1437033067796cm)" svg:viewBox="0 0 1258 499" svg:d="M0 0c412 505 1258 499 1258 499">
          <text:p/>
        </draw:path>
        <draw:path draw:style-name="gr7" draw:text-style-name="P1" draw:layer="layout" svg:width="1.016cm" svg:height="0.117cm" draw:transform="skewX (1.19555053761612) rotate (1.42506133425337) translate (6.7479764713043cm 10.2013151792381cm)" svg:viewBox="0 0 1017 118" svg:d="M0 0c333 119 1017 118 1017 118">
          <text:p/>
        </draw:path>
        <draw:path draw:style-name="gr7" draw:text-style-name="P1" draw:layer="layout" svg:width="1.311cm" svg:height="0.527cm" draw:transform="skewX (0.239633706298821) rotate (-0.777893247613873) translate (5.93469444379962cm 9.22368782432728cm)" svg:viewBox="0 0 1312 528" svg:d="M1312 0c-429 534-1312 528-1312 528">
          <text:p/>
        </draw:path>
        <draw:frame draw:style-name="gr8" draw:text-style-name="P4" draw:layer="layout" svg:width="2.921cm" svg:height="0.67cm" svg:x="4.218cm" svg:y="10.017cm">
          <draw:text-box>
            <text:p><text:span text:style-name="T6">Primitive Goals</text:span></text:p>
          </draw:text-box>
        </draw:frame>
        <draw:custom-shape draw:style-name="gr6" draw:text-style-name="P2" xml:id="id11" draw:id="id11" draw:layer="layout" svg:width="1.27cm" svg:height="0.559cm" svg:x="8.574cm" svg:y="10.271cm">
          <text:p text:style-name="P1"><text:span text:style-name="T1">Z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1.27cm" svg:height="0.559cm" svg:x="10.975cm" svg:y="10.271cm">
          <text:p text:style-name="P1"><text:span text:style-name="T1">Z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03cm" svg:y1="9.426cm" svg:x2="9.209cm" svg:y2="10.271cm" draw:start-shape="id10" draw:start-glue-point="2" draw:end-shape="id11" draw:end-glue-point="0" svg:d="M10403 9426l-1194 845" svg:viewBox="0 0 1195 846">
          <text:p/>
        </draw:connector>
        <draw:connector draw:style-name="gr2" draw:text-style-name="P1" draw:layer="layout" draw:type="line" svg:x1="10.403cm" svg:y1="9.426cm" svg:x2="11.61cm" svg:y2="10.271cm" draw:start-shape="id10" draw:start-glue-point="2" draw:end-shape="id12" draw:end-glue-point="0" svg:d="M10403 9426l1207 845" svg:viewBox="0 0 1208 846">
          <text:p/>
        </draw:connector>
        <draw:frame draw:style-name="gr8" draw:text-style-name="P4" draw:layer="layout" svg:width="0.889cm" svg:height="0.67cm" svg:x="10.239cm" svg:y="10.129cm">
          <draw:text-box>
            <text:p><text:span text:style-name="T6">...</text:span></text:p>
          </draw:text-box>
        </draw:frame>
        <draw:connector draw:style-name="gr1" draw:text-style-name="P1" draw:layer="layout" draw:type="line" svg:x1="9.844cm" svg:y1="10.55cm" svg:x2="10.394cm" svg:y2="10.546cm" draw:start-shape="id11" draw:start-glue-point="1" svg:d="M9844 10550l550-4" svg:viewBox="0 0 551 5">
          <text:p/>
        </draw:connector>
        <draw:frame draw:style-name="gr9" draw:text-style-name="P4" draw:layer="layout" svg:width="1.778cm" svg:height="0.67cm" svg:x="11.295cm" svg:y="8.272cm">
          <draw:text-box>
            <text:p text:style-name="P5"><text:span text:style-name="T6">[</text:span><text:span text:style-name="T7">Focused</text:span><text:span text:style-name="T6">]</text:span></text:p>
          </draw:text-box>
        </draw:frame>
        <draw:path draw:style-name="gr7" draw:text-style-name="P1" draw:layer="layout" svg:width="1.555cm" svg:height="0.679cm" draw:transform="skewX (-0.175929188601028) rotate (0.167551608191456) translate (6.7261117815664cm 10.106856457094cm)" svg:viewBox="0 0 1556 680" svg:d="M0 0c509 688 1556 680 1556 68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09-12T12:35:08.747154447</dc:date>
    <meta:editing-duration>PT1H33M37S</meta:editing-duration>
    <meta:editing-cycles>19</meta:editing-cycles>
    <meta:generator>LibreOffice/4.2.8.2$Linux_X86_64 LibreOffice_project/420m0$Build-2</meta:generator>
    <meta:document-statistic meta:object-count="43"/>
  </office:meta>
</office:document-meta>
</file>